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color="#ff3333" fo:font-size="18pt" fo:background-color="transparen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rläuterung zum Aufnahmebogen „Moosvegetation im Caldern Forst“</text:p>
      <text:p text:style-name="Standard"/>
      <text:p text:style-name="Standard"><text:span text:style-name="T1">Plot – ID Schlüssel </text:span>Abteilung/Baumart/-/Nr (vorlaufend pro Unterabteilung)</text:p>
      <text:p text:style-name="Standard"><text:span text:style-name="T1">Species ID Schlüssel</text:span>: Pro Plot Nr. fortlaufend (an Plot ID anhängen für eineindeutig) </text:p>
      <text:p text:style-name="P1">Fragen: Unterteilung in Baumartabteilungen zB Fichte 20J oder Großabteilung bearbeiten.</text:p>
      <text:p text:style-name="Standard"/>
      <text:p text:style-name="Standard"/>
      <text:p text:style-name="Standard"><text:span text:style-name="T1">Angaben zum Plot</text:span></text:p>
      <text:p text:style-name="Standard"/>
      <text:p text:style-name="P1">Fragen: Hangneigung, Exposition, Höhen besser über GPS Position aus Lidardaten extrahieren,</text:p>
      <text:p text:style-name="P1">anstelle der Schätzungen?</text:p>
      <text:p text:style-name="P1"/>
      <text:p text:style-name="P1"/>
      <text:p text:style-name="P1">Brauchen wir Schichtbedeckung, oder andere angaben?</text:p>
      <text:p text:style-name="Standard"/>
      <text:p text:style-name="Standard"><text:span text:style-name="T1">Schätzskala</text:span></text:p>
      <text:p text:style-name="P1">Fragen: Besser in 10ner schritten % Deckeung schätzen? Oder Blanquet auf Plot? </text:p>
      <text:p text:style-name="P1">Schwer mit r und + bei Moosen.</text:p>
      <text:p text:style-name="Standard"/>
      <text:p text:style-name="Standard"><text:span text:style-name="T1">Spezies</text:span></text:p>
      <text:p text:style-name="Standard">Typ-Schlüssel: Substart</text:p>
      <text:p text:style-name="Standard"/>
      <text:p text:style-name="Standard">epi – epipyt, an Bäumen</text:p>
      <text:p text:style-name="Standard">st <text:s/>- auf steinen/an felsen</text:p>
      <text:p text:style-name="Standard">gr – auf Boden</text:p>
      <text:p text:style-name="Standard">ph – auf Wegen, gestörten Standorten</text:p>
      <text:p text:style-name="Standard">wt – am Wasser, zb Bachränder, tümpel etc</text:p>
      <text:p text:style-name="Standard"/>
      <text:p text:style-name="P4">Art </text:p>
      <text:p text:style-name="Standard"/>
      <text:p text:style-name="Standard">Auf Sammeltüte Plot-ID+species ID+ Substrat</text:p>
      <text:p text:style-name="Standard"/>
      <text:p text:style-name="Standard">Wenn sicher bestimmt im Feld + name</text:p>
      <text:p text:style-name="Standard">Wenn vermutung <text:s text:c="22"/>+name + cf</text:p>
      <text:p text:style-name="Standard">wenn unbekannt <text:s text:c="23"/>-</text:p>
      <text:p text:style-name="Standard"/>
      <text:p text:style-name="P2"/>
      <text:p text:style-name="P2"/>
      <text:p text:style-name="P2">!!! Saubere Arbeitsweise !!!</text:p>
      <text:p text:style-name="Standard"/>
      <text:p text:style-name="P1">Bei Bilder</text:p>
      <text:p text:style-name="P1">Bild ID eineindeutig auf Aufnahmebogen und oder Tüte notieren (Achtung!!! manche Handycameras haben nicht fortlaufende Ids, hier alles notieren)</text:p>
      <text:p text:style-name="P1"/>
      <text:p text:style-name="P1">Bei GPS Cords</text:p>
      <text:p text:style-name="P1">Angeben welches Gerät verwendet wurde und Waypoints direkt speichern und eineindeutig bennenen.</text:p>
      <text:p text:style-name="P1"/>
      <text:p text:style-name="Standard">Stand: 02.05.19</text:p>
      <text:p text:style-name="Standard">Autor: A. Schönbe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02T10:15:00.99</meta:creation-date>
    <meta:document-statistic meta:table-count="0" meta:image-count="0" meta:object-count="0" meta:page-count="1" meta:paragraph-count="30" meta:word-count="178" meta:character-count="1276"/>
    <dc:date>2019-05-02T10:33:22.92</dc:date>
    <meta:editing-duration>PT2M30S</meta:editing-duration>
    <meta:editing-cycles>1</meta:editing-cycles>
    <meta:generator>OpenOffice/4.1.3$Win32 OpenOffice.org_project/413m1$Build-9783</meta:generator>
  </office:meta>
</office:document-meta>
</file>